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="Triangle_20_unfilled" draw:marker-start-width="1.067cm" draw:marker-end-width="0.352cm" draw:fill="solid" draw:fill-color="#000000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tyle="normal" style:font-style-asian="normal" style:font-style-complex="normal"/>
    </style:style>
    <style:style style:name="P7" style:family="paragraph">
      <style:paragraph-properties fo:text-align="center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41cm" svg:height="1.397cm" svg:x="1.635cm" svg:y="1.89cm">
          <draw:text-box>
            <text:p text:style-name="P1"><text:span text:style-name="T1">VotesEJB Abstract Entity</text:span></text:p>
          </draw:text-box>
        </draw:frame>
        <draw:custom-shape draw:style-name="gr2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g xml:id="id1" draw:id="id1">
          <draw:custom-shape draw:style-name="gr3" draw:text-style-name="P4" draw:layer="layout" svg:width="9.208cm" svg:height="2.1cm" svg:x="23.752cm" svg:y="10.525cm">
            <text:p text:style-name="P3"><text:span text:style-name="T2">AbstractE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9.208cm" svg:height="2.635cm" svg:x="23.752cm" svg:y="12.509cm">
            <text:p text:style-name="P5"><text:span text:style-name="T3">- id: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3" draw:text-style-name="P7" draw:layer="layout" svg:width="8.212cm" svg:height="2.1cm" svg:x="4.431cm" svg:y="28.11cm">
            <text:p text:style-name="P6"><text:span text:style-name="T4">Organiz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3" draw:text-style-name="P7" draw:layer="layout" svg:width="8.212cm" svg:height="2.1cm" svg:x="22.01cm" svg:y="28.11cm">
            <text:p text:style-name="P6"><text:span text:style-name="T4">Participa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3" draw:text-style-name="P7" draw:layer="layout" svg:width="8.21cm" svg:height="2.1cm" svg:x="13.106cm" svg:y="28.11cm">
            <text:p text:style-name="P6"><text:span text:style-name="T4">Po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3" draw:text-style-name="P7" draw:layer="layout" svg:width="8.211cm" svg:height="2.1cm" svg:x="30.801cm" svg:y="28.11cm">
            <text:p text:style-name="P6"><text:span text:style-name="T4">I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3" draw:text-style-name="P7" draw:layer="layout" svg:width="8.21cm" svg:height="2.1cm" svg:x="39.36cm" svg:y="28.11cm">
            <text:p text:style-name="P6"><text:span text:style-name="T4">ItemO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" draw:id="id7">
          <draw:custom-shape draw:style-name="gr3" draw:text-style-name="P7" draw:layer="layout" svg:width="8.212cm" svg:height="2.1cm" svg:x="48.033cm" svg:y="28.11cm">
            <text:p text:style-name="P6"><text:span text:style-name="T4">Tok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1" draw:layer="layout" svg:x1="28.356cm" svg:y1="15.144cm" svg:x2="8.537cm" svg:y2="28.11cm" draw:start-shape="id1" draw:start-glue-point="2" draw:end-shape="id2" draw:end-glue-point="0" svg:d="M28356 15144v6483h-19819v6483" svg:viewBox="0 0 19820 12967">
          <text:p/>
        </draw:connector>
        <draw:connector draw:style-name="gr4" draw:text-style-name="P1" draw:layer="layout" svg:x1="28.356cm" svg:y1="15.144cm" svg:x2="17.211cm" svg:y2="28.11cm" draw:start-shape="id1" draw:start-glue-point="2" draw:end-shape="id3" draw:end-glue-point="0" svg:d="M28356 15144v6483h-11145v6483" svg:viewBox="0 0 11146 12967">
          <text:p/>
        </draw:connector>
        <draw:connector draw:style-name="gr4" draw:text-style-name="P1" draw:layer="layout" svg:x1="28.356cm" svg:y1="15.144cm" svg:x2="26.116cm" svg:y2="28.11cm" draw:start-shape="id1" draw:start-glue-point="2" draw:end-shape="id4" draw:end-glue-point="0" svg:d="M28356 15144v6483h-2240v6483" svg:viewBox="0 0 2241 12967">
          <text:p/>
        </draw:connector>
        <draw:connector draw:style-name="gr4" draw:text-style-name="P1" draw:layer="layout" svg:x1="28.356cm" svg:y1="15.144cm" svg:x2="34.906cm" svg:y2="28.11cm" draw:start-shape="id1" draw:start-glue-point="2" draw:end-shape="id5" draw:end-glue-point="0" svg:d="M28356 15144v6483h6550v6483" svg:viewBox="0 0 6551 12967">
          <text:p/>
        </draw:connector>
        <draw:connector draw:style-name="gr4" draw:text-style-name="P1" draw:layer="layout" svg:x1="28.356cm" svg:y1="15.144cm" svg:x2="43.465cm" svg:y2="28.11cm" draw:start-shape="id1" draw:start-glue-point="2" draw:end-shape="id6" draw:end-glue-point="0" svg:d="M28356 15144v6483h15109v6483" svg:viewBox="0 0 15110 12967">
          <text:p/>
        </draw:connector>
        <draw:connector draw:style-name="gr4" draw:text-style-name="P1" draw:layer="layout" svg:x1="28.356cm" svg:y1="15.144cm" svg:x2="52.139cm" svg:y2="28.11cm" draw:start-shape="id1" draw:start-glue-point="2" draw:end-shape="id7" draw:end-glue-point="0" svg:d="M28356 15144v6483h23783v6483" svg:viewBox="0 0 23784 129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17T22:18:01.926945494</dc:date>
    <dc:creator>darjeeling </dc:creator>
    <meta:editing-duration>PT29M19S</meta:editing-duration>
    <meta:editing-cycles>11</meta:editing-cycles>
    <meta:generator>LibreOffice/4.2.6.3$Linux_X86_64 LibreOffice_project/420m0$Build-3</meta:generator>
    <meta:document-statistic meta:object-count="24"/>
  </office:meta>
</office:document-meta>
</file>